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4292f" style:font-name="apple-system" fo:font-size="12pt"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vju Björn, 41 år</text:p>
      <text:p text:style-name="Standard"/>
      <text:p text:style-name="Standard"><text:span text:style-name="T2">Berätta om din relation till musik</text:span><text:span text:style-name="T3"> </text:span></text:p>
      <text:p text:style-name="Standard"><text:span text:style-name="T3"/></text:p>
      <text:p text:style-name="Standard"><text:span text:style-name="T3">Spelar och lyssnar mycket</text:span></text:p>
      <text:p text:style-name="Standard"/>
      <text:p text:style-name="Standard">Vad gör du under en typisk dag som musiker </text:p>
      <text:p text:style-name="Standard"/>
      <text:p text:style-name="P1">Spelar gitarr hemma, repar med band, studioarbete under helgen, turné</text:p>
      <text:p text:style-name="Standard"/>
      <text:p text:style-name="P2"><text:span text:style-name="T1">Vad är de viktigaste sakerna du eller andra personer skulle behöva utföra på en musikbutiks webbsida?</text:span> <text:s/></text:p>
      <text:p text:style-name="P2"/>
      <text:p text:style-name="P2">Handlar inte instrument så ofta pga dyrt, mest förbruksvaror, strängar plektrum etc.</text:p>
      <text:p text:style-name="P2"/>
      <text:p text:style-name="P2"><text:span text:style-name="T1">Hur skulle du beskriva dina tidigare erfarenheter med andra musikbutikers webbsida?</text:span> </text:p>
      <text:p text:style-name="P2"/>
      <text:p text:style-name="P2">Ganska bra.</text:p>
      <text:p text:style-name="P2"/>
      <text:p text:style-name="P2"><text:span text:style-name="T1">Hur ofta skulle du se dig själv använda en sådan här webbsida?</text:span> </text:p>
      <text:p text:style-name="P2"/>
      <text:p text:style-name="P2">Inte så ofta pga bor i en stad och har tillgång till affär nära. Men, om ska köpa dyrare sak, intrument, grejer till studio etc kollar nätet för att jämföra priser, eller om jag ska ha speciella grejer. Kollar ofta reviews.</text:p>
      <text:p text:style-name="P2"/>
      <text:p text:style-name="P2"><text:span text:style-name="T1">Hur tar du dig oftast in på denna typen av webbsida?</text:span> </text:p>
      <text:p text:style-name="P2"/>
      <text:p text:style-name="P2">Google</text:p>
      <text:p text:style-name="P2"/>
      <text:p text:style-name="P2"><text:span text:style-name="T1">Vilken sorts enhet använder du när du besöker denna typen av webbsida?</text:span> </text:p>
      <text:p text:style-name="P2"/>
      <text:p text:style-name="P2">Mobil och dator, mest mobil</text:p>
      <text:p text:style-name="P2"/>
      <text:p text:style-name="P2"><text:span text:style-name="T1">Är det något du eller andra användare ofta letar efter på denna typen av webbsida som du tycker saknas eller är svårt att hitta?</text:span> </text:p>
      <text:p text:style-name="P2"/>
      <text:p text:style-name="P2">Nej</text:p>
      <text:p text:style-name="P2"><text:span text:style-name="T1"/></text:p>
      <text:p text:style-name="P2"><text:span text:style-name="T1">Vad tycker du om gällande den nuvarande webbsidan?</text:span> Bra/dåligt?</text:p>
      <text:p text:style-name="P2"/>
      <text:p text:style-name="P2">Ser ofärdig ut, borde notifya bättre om att de är under construction</text:p>
      <text:p text:style-name="P2">Fler bättre och bilder på gitarrerna, detaljer, kunna förstora bilderna. </text:p>
      <text:p text:style-name="P2">Menyerna är på svenska men produktinfon är på engelska, konstigt. Borde lägga in länk till att kunna signa upp för nyhetsbrev.</text:p>
      <text:p text:style-name="P2">Navigationen funkar, lättförståeligt, men sen tycker den är konstig. Öppettiderna borde stå på framsidan. Ingen info i ”om oss” om öppettider, var de befinner sig nånstans...</text:p>
      <text:p text:style-name="P2"/>
      <text:p text:style-name="P2"><text:span text:style-name="T1">Vad ser du som ditt huvudsakliga mål när du besöker denna typen av webbsida?</text:span> </text:p>
      <text:p text:style-name="P2"/>
      <text:p text:style-name="P2">Att handla nåt, eller browsa. Men dåliga bilder så inte kul att browsa.</text:p>
      <text:p text:style-name="P2"/>
      <text:p text:style-name="P2"><text:soft-page-break/><text:span text:style-name="T1">Under vilka omständigheter skulle du vilja ha någon sorts notis eller meddelande från webbsidan?</text:span> </text:p>
      <text:p text:style-name="P2"/>
      <text:p text:style-name="P2">Newletters med nya produkter, relevanta happenings etc.</text:p>
      <text:p text:style-name="P2"/>
      <text:p text:style-name="P2"><text:span text:style-name="T1">Är det något jag inte frågat idag som du tror skulle var användbart för oss?</text:span></text:p>
      <text:p text:style-name="P2"><text:s/></text:p>
      <text:p text:style-name="P2">Länkar till deras facebook/instagram på framsidan</text:p>
      <text:p text:style-name="P2">De behöver en bättre fotograf.</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31T16:10:42.09</meta:creation-date>
    <dc:date>2022-11-04T16:12:22.15</dc:date>
    <meta:editing-duration>P3DT23H45M59S</meta:editing-duration>
    <meta:editing-cycles>7</meta:editing-cycles>
    <meta:generator>OpenOffice/4.1.13$Win32 OpenOffice.org_project/4113m1$Build-9810</meta:generator>
    <meta:document-statistic meta:table-count="0" meta:image-count="0" meta:object-count="0" meta:page-count="2" meta:paragraph-count="30" meta:word-count="333" meta:character-count="2009"/>
  </office:meta>
</office:document-meta>
</file>